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8384382384813893792"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8160374704271229092"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3625808055385032151"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9153355431437077193"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9993478564622891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8676374441325168344"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637208000078545535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3520801779666653752"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519531" text:continue-list="list637208000078545535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3788259324751020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01833"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05713"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501335"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504585"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05203"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303119077534285087"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7830425205883539725"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582272173489094411"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513775"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980249139832599982"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86728322818898091"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262711018152876113" text:style-name="L15">
        <text:list-item>
          <text:list>
            <text:list-header>
              <text:p text:style-name="P171">1.5 miles averaging about 9:40/mile and rest 1 min</text:p>
            </text:list-header>
          </text:list>
        </text:list-item>
      </text:list>
      <text:p text:style-name="P23">1 mile in 8:26 and rest 2 min</text:p>
      <text:list xml:id="list468032197055263521"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269816881618548961"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513081"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772841149510965749"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5923726857815659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7303201943569212840"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519005" text:continue-list="list7059237268578156592" text:style-name="L19">
        <text:list-item>
          <text:list>
            <text:list-header>
              <text:p text:style-name="P175">(Pace*HR)=1240</text:p>
            </text:list-header>
          </text:list>
        </text:list-item>
      </text:list>
      <text:list xml:id="list40501018" text:continue-list="list772841149510965749" text:style-name="L18">
        <text:list-item>
          <text:list>
            <text:list-header>
              <text:p text:style-name="P174">2 miles at 10:46/mile Ave HR= 121 bpm and rest a few minutes</text:p>
            </text:list-header>
          </text:list>
        </text:list-item>
      </text:list>
      <text:list xml:id="list40505684" text:continue-list="list40519005"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51085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25498855410778531"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22348143910423303"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231671769141212002"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1990121228412952833"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0607394091900534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306250478729915030"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512731"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509018"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49038248613021488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09737464899812576"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755656618633622"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47095856458536280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504837795429968078" text:style-name="L32">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10"><text:span text:style-name="T2">4 x cemetery loop with 300m jog between the runs and 800m jog after the last one.</text:span></text:p>
      <text:p text:style-name="P10">Times 2:57, 2:55, 2:50 and 2:47</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819817198265976588" text:style-name="L31">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4T20:24:16.09</dc:date>
    <dc:creator>James Lombardi</dc:creator>
    <meta:editing-duration>P20DT16H43M</meta:editing-duration>
    <meta:editing-cycles>1630</meta:editing-cycles>
    <meta:generator>OpenOffice/4.1.2$Win32 OpenOffice.org_project/412m3$Build-9782</meta:generator>
    <meta:document-statistic meta:table-count="0" meta:image-count="9" meta:object-count="0" meta:page-count="167" meta:paragraph-count="4798" meta:word-count="52343" meta:character-count="268407"/>
  </office:meta>
</office:document-meta>
</file>